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style:rel-width="100%" table:align="left"/>
    </style:style>
    <style:style style:name="表格1.A" style:family="table-column">
      <style:table-column-properties style:column-width="1.362cm" style:rel-column-width="5249*"/>
    </style:style>
    <style:style style:name="表格1.B" style:family="table-column">
      <style:table-column-properties style:column-width="15.639cm" style:rel-column-width="60286*"/>
    </style:style>
    <style:style style:name="表格1.1" style:family="table-row">
      <style:table-row-properties fo:background-color="#ffffff">
        <style:background-image/>
      </style:table-row-properties>
    </style:style>
    <style:style style:name="表格1.A1" style:family="table-cell">
      <style:table-cell-properties fo:padding="0.079cm" fo:border-left="0.75pt solid #808080" fo:border-right="none" fo:border-top="0.75pt solid #808080" fo:border-bottom="0.75pt solid #808080"/>
    </style:style>
    <style:style style:name="表格1.B1" style:family="table-cell">
      <style:table-cell-properties style:vertical-align="middle" fo:padding="0.079cm" fo:border-left="0.05pt solid #808080" fo:border-right="0.75pt solid #808080" fo:border-top="0.75pt solid #808080" fo:border-bottom="0.75pt solid #808080"/>
    </style:style>
    <style:style style:name="表格2" style:family="table">
      <style:table-properties style:width="17cm" style:rel-width="100%" table:align="left"/>
    </style:style>
    <style:style style:name="表格2.A" style:family="table-column">
      <style:table-column-properties style:column-width="2.346cm" style:rel-column-width="9043*"/>
    </style:style>
    <style:style style:name="表格2.B" style:family="table-column">
      <style:table-column-properties style:column-width="14.654cm" style:rel-column-width="56492*"/>
    </style:style>
    <style:style style:name="表格2.1" style:family="table-row">
      <style:table-row-properties fo:background-color="#ffffff">
        <style:background-image/>
      </style:table-row-properties>
    </style:style>
    <style:style style:name="表格2.A1" style:family="table-cell">
      <style:table-cell-properties fo:padding="0.079cm" fo:border-left="0.75pt solid #808080" fo:border-right="none" fo:border-top="0.75pt solid #808080" fo:border-bottom="0.75pt solid #808080"/>
    </style:style>
    <style:style style:name="表格2.B1" style:family="table-cell">
      <style:table-cell-properties style:vertical-align="middle" fo:padding="0.079cm" fo:border-left="0.05pt solid #808080" fo:border-right="0.75pt solid #808080" fo:border-top="0.75pt solid #808080" fo:border-bottom="0.75pt solid #808080"/>
    </style:style>
    <style:style style:name="表格3" style:family="table">
      <style:table-properties style:width="17cm" style:rel-width="100%" table:align="left"/>
    </style:style>
    <style:style style:name="表格3.A" style:family="table-column">
      <style:table-column-properties style:column-width="1.369cm" style:rel-column-width="5276*"/>
    </style:style>
    <style:style style:name="表格3.B" style:family="table-column">
      <style:table-column-properties style:column-width="15.632cm" style:rel-column-width="60259*"/>
    </style:style>
    <style:style style:name="表格3.1" style:family="table-row">
      <style:table-row-properties fo:background-color="#ffffff">
        <style:background-image/>
      </style:table-row-properties>
    </style:style>
    <style:style style:name="表格3.A1" style:family="table-cell">
      <style:table-cell-properties fo:padding="0.079cm" fo:border-left="0.75pt solid #808080" fo:border-right="none" fo:border-top="0.75pt solid #808080" fo:border-bottom="0.75pt solid #808080"/>
    </style:style>
    <style:style style:name="表格3.B1" style:family="table-cell">
      <style:table-cell-properties style:vertical-align="middle" fo:padding="0.079cm" fo:border-left="0.05pt solid #808080" fo:border-right="0.75pt solid #808080" fo:border-top="0.75pt solid #808080" fo:border-bottom="0.75pt solid #808080"/>
    </style:style>
    <style:style style:name="P1" style:family="paragraph" style:parent-style-name="Standard">
      <style:text-properties fo:font-size="15pt" officeooo:rsid="0001e928" officeooo:paragraph-rsid="0001e928" style:font-size-asian="15pt" style:language-asian="zh" style:country-asian="CN" style:font-size-complex="15pt"/>
    </style:style>
    <style:style style:name="P2" style:family="paragraph" style:parent-style-name="Standard">
      <style:text-properties fo:font-size="15pt" officeooo:rsid="0003ccfe" officeooo:paragraph-rsid="0003ccfe" style:font-size-asian="15pt" style:language-asian="zh" style:country-asian="CN" style:font-size-complex="15pt"/>
    </style:style>
    <style:style style:name="P3" style:family="paragraph" style:parent-style-name="Standard">
      <style:text-properties fo:font-size="16pt" fo:font-weight="bold" officeooo:rsid="0003ccfe" officeooo:paragraph-rsid="0003ccfe" style:font-size-asian="16pt" style:language-asian="zh" style:country-asian="CN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51bc7" officeooo:paragraph-rsid="00051bc7" style:font-size-asian="16pt" style:language-asian="zh" style:country-asian="CN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55354" officeooo:paragraph-rsid="00055354" style:font-size-asian="16pt" style:language-asian="zh" style:country-asian="CN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67c2e" officeooo:paragraph-rsid="00067c2e" style:font-size-asian="16pt" style:language-asian="zh" style:country-asian="CN" style:font-weight-asian="bold" style:font-size-complex="16pt" style:font-weight-complex="bold"/>
    </style:style>
    <style:style style:name="P7" style:family="paragraph" style:parent-style-name="Standard">
      <style:text-properties fo:font-size="16pt" fo:font-weight="normal" officeooo:rsid="00067c2e" officeooo:paragraph-rsid="00067c2e" style:font-size-asian="16pt" style:language-asian="zh" style:country-asian="CN" style:font-weight-asian="normal" style:font-size-complex="16pt" style:font-weight-complex="normal"/>
    </style:style>
    <style:style style:name="P8" style:family="paragraph" style:parent-style-name="Standard">
      <style:text-properties fo:font-size="22pt" fo:font-weight="bold" officeooo:rsid="0003ccfe" officeooo:paragraph-rsid="0003ccfe" style:font-size-asian="22pt" style:language-asian="zh" style:country-asian="CN" style:font-weight-asian="bold" style:font-size-complex="22pt" style:font-weight-complex="bold"/>
    </style:style>
    <style:style style:name="P9" style:family="paragraph" style:parent-style-name="Table_20_Contents">
      <style:paragraph-properties fo:text-align="end" style:justify-single-word="false"/>
    </style:style>
    <style:style style:name="T1" style:family="text">
      <style:text-properties fo:font-size="10pt"/>
    </style:style>
    <style:style style:name="T2" style:family="text">
      <style:text-properties fo:font-size="10pt" fo:font-weight="bold" style:font-weight-asian="bold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,线程的优先级;</text:p>
      <text:p text:style-name="P2"/>
      <text:p text:style-name="P1">我们可以通过public final void <text:s/>setPriority(int newPriority)来设置线程的优先级，但是优先级并不是绝对的，只是相对来说比其他线程得到CPU的资源机会多一点</text:p>
      <text:p text:style-name="P1">/ <text:s text:c="9"/>/设置线程的优先级</text:p>
      <text:p text:style-name="P1"><text:tab/><text:tab/>线程对象p2.setPriority(10);</text:p>
      <text:p text:style-name="P1">//获取线程的优先级</text:p>
      <text:p text:style-name="P1"><text:tab/><text:tab/>System.out.println(p1.getPriority());</text:p>
      <text:p text:style-name="P8">2,加入线程:</text:p>
      <text:p text:style-name="P3"/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9"><text:span text:style-name="Source_20_Text"><office:annotation><dc:date>2018-01-05T19:57:35.716000000</dc:date><text:p>HTML: &lt;NOSCRIPT&gt;</text:p></office:annotation></text:span><text:span text:style-name="Source_20_Text"><office:annotation><dc:date>2018-01-05T19:57:35.716000000</dc:date><text:p>HTML: &lt;/NOSCRIPT&gt;</text:p></office:annotation></text:span><text:span text:style-name="Source_20_Text"> </text:span><text:span text:style-name="Source_20_Text"><text:span text:style-name="T1">void</text:span></text:span></text:p>
          </table:table-cell>
          <table:table-cell table:style-name="表格1.B1" office:value-type="string">
            <text:p text:style-name="Table_20_Contents"><text:span text:style-name="Source_20_Text"><text:span text:style-name="T3">join</text:span></text:span><text:span text:style-name="Source_20_Text">()</text:span> <text:line-break/>          等待该线程终止。</text:p>
          </table:table-cell>
        </table:table-row>
      </table:table>
      <text:p text:style-name="P3"/>
      <text:p text:style-name="P3">//join线程会抢先拿到CPU来执行线程，然后其他线程再执行</text:p>
      <text:p text:style-name="P3"><text:s text:c="8"/>线程对象p3.join();</text:p>
      <text:p text:style-name="P8">3,等待线程:</text:p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9"><text:span text:style-name="Source_20_Text"><text:span text:style-name="T1">static void</text:span></text:span></text:p>
          </table:table-cell>
          <table:table-cell table:style-name="表格2.B1" office:value-type="string">
            <text:p text:style-name="Table_20_Contents"><text:span text:style-name="Source_20_Text"><text:span text:style-name="T3">yield</text:span></text:span><text:span text:style-name="Source_20_Text">()</text:span> <text:line-break/>暂停当前正在执行的线程对象，并执行其他线程。</text:p>
          </table:table-cell>
        </table:table-row>
      </table:table>
      <text:p text:style-name="P4">当前的线程从运行的阶段回到就绪阶段，目的是把CPU的资源让给其他线程</text:p>
      <text:p text:style-name="P4"><text:s/>//当前线程回到就绪状态让出CPU</text:p>
      <text:p text:style-name="P4"><text:tab/> <text:s text:c="3"/><text:tab/> Thread.yield();</text:p>
      <text:p text:style-name="P4"/>
      <text:p text:style-name="P4"/>
      <text:p text:style-name="P4">4,守护线程:</text:p>
      <text:p text:style-name="P4"/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office:value-type="string">
            <text:p text:style-name="P9"><text:span text:style-name="Source_20_Text"><text:span text:style-name="T4"><office:annotation><dc:date>2018-01-05T20:10:07.317000000</dc:date><text:p>HTML: &lt;NOSCRIPT&gt;</text:p></office:annotation></text:span></text:span><text:span text:style-name="Source_20_Text"><text:span text:style-name="T4"><office:annotation><dc:date>2018-01-05T20:10:07.317000000</dc:date><text:p>HTML: &lt;/NOSCRIPT&gt;</text:p></office:annotation></text:span></text:span><text:span text:style-name="Source_20_Text"><text:span text:style-name="T4"> </text:span></text:span><text:span text:style-name="Source_20_Text"><text:span text:style-name="T2">void</text:span></text:span></text:p>
          </table:table-cell>
          <table:table-cell table:style-name="表格3.B1" office:value-type="string">
            <text:p text:style-name="Table_20_Contents"><text:span text:style-name="Source_20_Text"><text:span text:style-name="T4">setDaemon(boolean on)</text:span></text:span><text:span text:style-name="T4"> <text:line-break/> 将该线程标记为守护线程或用户线程。</text:span></text:p>
          </table:table-cell>
        </table:table-row>
      </table:table>
      <text:p text:style-name="P5">守护线程会随着主线程的结束而结束</text:p>
      <text:p text:style-name="P5">//设置守护线程</text:p>
      <text:p text:style-name="P5"><text:tab/><text:tab/>线程对象p1.setDaemon(true);</text:p>
      <text:p text:style-name="P5"/>
      <text:p text:style-name="P5"/>
      <text:p text:style-name="P5"/>
      <text:p text:style-name="P5">5,线程死锁:</text:p>
      <text:p text:style-name="P6">在做线程开发的时候要避免死锁</text:p>
      <text:p text:style-name="P7">*线程死锁</text:p>
      <text:p text:style-name="P7"><text:s/>*/</text:p>
      <text:p text:style-name="P7"><text:soft-page-break/>public class LockDemo implements Runnable{</text:p>
      <text:p text:style-name="P7"/>
      <text:p text:style-name="P7"><text:tab/></text:p>
      <text:p text:style-name="P7"><text:tab/>private <text:s/>boolean flag;</text:p>
      <text:p text:style-name="P7"><text:tab/></text:p>
      <text:p text:style-name="P7"><text:s text:c="3"/>public <text:s/>LockDemo(boolean flag) {</text:p>
      <text:p text:style-name="P7"><text:tab/><text:tab/>super();</text:p>
      <text:p text:style-name="P7"><text:tab/><text:tab/>this.flag = flag;</text:p>
      <text:p text:style-name="P7"><text:tab/>}</text:p>
      <text:p text:style-name="P7"/>
      <text:p text:style-name="P7"><text:tab/>@Override</text:p>
      <text:p text:style-name="P7"><text:tab/>public void run() {</text:p>
      <text:p text:style-name="P7"><text:tab/> <text:s text:c="2"/>if(flag){</text:p>
      <text:p text:style-name="P7"><text:tab/><text:tab/> <text:s text:c="2"/>synchronized (Lock.obj1) {</text:p>
      <text:p text:style-name="P7"><text:tab/><text:tab/><text:tab/>System.out.println("线程1执行拿到第一把锁");</text:p>
      <text:p text:style-name="P7"><text:tab/><text:tab/><text:tab/>synchronized (Lock.obj2) {</text:p>
      <text:p text:style-name="P7"><text:tab/><text:tab/><text:tab/><text:tab/>System.out.println("线程1执行要拿第二把锁");</text:p>
      <text:p text:style-name="P7"><text:tab/><text:tab/><text:tab/>}</text:p>
      <text:p text:style-name="P7"><text:tab/><text:tab/>}</text:p>
      <text:p text:style-name="P7"><text:tab/> <text:s text:c="2"/>}else{</text:p>
      <text:p text:style-name="P7"><text:tab/><text:tab/> <text:s text:c="2"/>synchronized (Lock.obj2) {</text:p>
      <text:p text:style-name="P7"><text:tab/><text:tab/><text:tab/> <text:s text:c="2"/>System.out.println("线程2执行要拿第二把锁");</text:p>
      <text:p text:style-name="P7"><text:tab/><text:tab/><text:tab/> <text:s text:c="2"/>synchronized (Lock.obj1) {</text:p>
      <text:p text:style-name="P7"><text:tab/><text:tab/><text:tab/><text:tab/> <text:s text:c="2"/>System.out.println("线程2执行要拿第一把锁");</text:p>
      <text:p text:style-name="P7"><text:tab/><text:tab/>}</text:p>
      <text:p text:style-name="P7"><text:tab/> <text:s text:c="2"/>}</text:p>
      <text:p text:style-name="P7"><text:tab/><text:tab/></text:p>
      <text:p text:style-name="P7"><text:tab/> <text:s/>}</text:p>
      <text:p text:style-name="P7"/>
      <text:p text:style-name="P7"><text:tab/>}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52S</meta:editing-duration>
    <meta:editing-cycles>5</meta:editing-cycles>
    <meta:generator>LibreOffice/5.3.0.3$Windows_X86_64 LibreOffice_project/7074905676c47b82bbcfbea1aeefc84afe1c50e1</meta:generator>
    <dc:date>2018-03-26T19:33:09.180000000</dc:date>
    <meta:document-statistic meta:table-count="3" meta:image-count="0" meta:object-count="0" meta:page-count="2" meta:paragraph-count="55" meta:word-count="386" meta:character-count="1036" meta:non-whitespace-character-count="876"/>
    <meta:user-defined meta:name="Info 1"/>
    <meta:user-defined meta:name="Info 2"/>
    <meta:user-defined meta:name="Info 3"/>
    <meta:user-defined meta:name="Info 4"/>
  </office:meta>
</office:document-meta>
</file>